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c_int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</table:table>
      <table:table table:name="mac_sub_idx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</table:table>
      <table:table table:name="othe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cma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_ma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_to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_i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_e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_t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_sub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2:06:53.079373246</meta:creation-date>
    <dc:date>2025-01-23T12:10:42.108007796</dc:date>
    <meta:editing-duration>PT3M49S</meta:editing-duration>
    <meta:editing-cycles>1</meta:editing-cycles>
    <meta:document-statistic meta:table-count="3" meta:cell-count="22" meta:object-count="0"/>
    <meta:generator>LibreOffice/7.3.7.2$Linux_X86_64 LibreOffice_project/30$Build-2</meta:generator>
  </office:meta>
</office:document-meta>
</file>